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83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>
            <text:p>Tables shared by Harvester and SIP Manag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aggregato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provide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office:value-type="string">
            <text:p>two letter iso code <text:a xlink:href="http://en.wikipedia.org/wiki/ISO_3166-1_alpha-2">http://en.wikipedia.org/wiki/ISO_3166-1_alpha-2</text:a></text:p>
          </table:table-cell>
        </table:table-row>
        <table:table-row table:style-name="ro4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table:style-name="ce2" office:value-type="string">
            <text:p>values: 'Museum', 'Archive', 'Library', 'Audio Visual Archive', 'Aggregator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europeana notation, sample: 03901_Ag_FR_MCC_jocond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dataset/collection if apropriate –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</table:table-row>
        <table:table-row table:style-name="ro1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office:value-type="string">
            <text:p>values: E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2" office:value-type="string">
            <text:p>values: 'under construction', 'import completed', 'aborted', 'sip processing', 'pending validation sign off', 'pending AIP sign off', 'creating AIP', 'AIP completed'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</table:table-row>
        <table:table-row table:style-name="ro1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office:value-type="string">
            <text:p>values: 'created', 'idle', 'processing', 'problematic', 'broken', 'verified'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office:value-type="string">
            <text:p>a matter of taste but since its datetime date is a bit of a bad prefix...</text:p>
          </table:table-cell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e rest of the fields are for SIP Manager only, Harvester should only care about the above fields</text:p>
          </table:table-cell>
          <table:table-cell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</table:table-row>
        <table:table-row table:style-name="ro1">
          <table:table-cell/>
          <table:table-cell office:value-type="string">
            <text:p>uniqueness_hash</text:p>
          </table:table-cell>
          <table:table-cell office:value-type="string">
            <text:p>String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9">2010-03-29</text:date>, <text:time>15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3-29T15:43:36</dc:date>
    <dc:creator>Jacob Lundqvist</dc:creator>
    <meta:editing-duration>PT03H57M19S</meta:editing-duration>
    <meta:editing-cycles>9</meta:editing-cycles>
    <meta:generator>OpenOffice.org/3.1$Unix OpenOffice.org_project/310m19$Build-9420</meta:generator>
    <meta:document-statistic meta:table-count="3" meta:cell-count="105" meta:object-count="0"/>
  </office:meta>
</office:document-meta>
</file>